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erif" svg:font-family="'DejaVu Serif'" style:font-family-generic="roman"/>
    <style:font-face style:name="FreeSans1" svg:font-family="FreeSans" style:font-family-generic="swiss"/>
    <style:font-face style:name="Source Sans Pro" svg:font-family="'Source Sans Pro'" style:font-family-generic="swiss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5.995cm" fo:break-before="page" table:align="margins" style:writing-mode="lr-tb"/>
    </style:style>
    <style:style style:name="Tabulka1.A" style:family="table-column">
      <style:table-column-properties style:column-width="2.646cm" style:rel-column-width="10840*"/>
    </style:style>
    <style:style style:name="Tabulka1.B" style:family="table-column">
      <style:table-column-properties style:column-width="3.838cm" style:rel-column-width="15726*"/>
    </style:style>
    <style:style style:name="Tabulka1.C" style:family="table-column">
      <style:table-column-properties style:column-width="1.715cm" style:rel-column-width="7024*"/>
    </style:style>
    <style:style style:name="Tabulka1.D" style:family="table-column">
      <style:table-column-properties style:column-width="7.796cm" style:rel-column-width="31945*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05pt solid #000000" style:writing-mode="lr-tb"/>
    </style:style>
    <style:style style:name="Tabulk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ulk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4.313cm"/>
    </style:style>
    <style:style style:name="Tabulka2.C" style:family="table-column">
      <style:table-column-properties style:column-width="2.672cm"/>
    </style:style>
    <style:style style:name="Tabulka2.D" style:family="table-column">
      <style:table-column-properties style:column-width="4.498cm"/>
    </style:style>
    <style:style style:name="Tabulka2.E" style:family="table-column">
      <style:table-column-properties style:column-width="4.366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E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officeooo:paragraph-rsid="001a541f" style:font-size-asian="22pt" style:font-size-complex="22pt"/>
    </style:style>
    <style:style style:name="P2" style:family="paragraph" style:parent-style-name="Standard">
      <style:text-properties officeooo:paragraph-rsid="001a541f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2pt" officeooo:paragraph-rsid="001a541f" style:font-size-asian="22pt" style:font-size-complex="22pt"/>
    </style:style>
    <style:style style:name="P4" style:family="paragraph" style:parent-style-name="Text_20_body">
      <style:text-properties officeooo:paragraph-rsid="001a541f"/>
    </style:style>
    <style:style style:name="P5" style:family="paragraph" style:parent-style-name="Text_20_body">
      <style:text-properties officeooo:paragraph-rsid="001c4f44"/>
    </style:style>
    <style:style style:name="P6" style:family="paragraph" style:parent-style-name="Heading_20_1">
      <style:paragraph-properties fo:text-align="center" style:justify-single-word="false"/>
      <style:text-properties officeooo:paragraph-rsid="001a541f"/>
    </style:style>
    <style:style style:name="P7" style:family="paragraph" style:parent-style-name="Heading_20_1">
      <style:text-properties officeooo:paragraph-rsid="001a541f"/>
    </style:style>
    <style:style style:name="P8" style:family="paragraph" style:parent-style-name="List_20_Paragraph" style:list-style-name="L1">
      <style:paragraph-properties>
        <style:tab-stops/>
      </style:paragraph-properties>
      <style:text-properties officeooo:paragraph-rsid="001a541f"/>
    </style:style>
    <style:style style:name="P9" style:family="paragraph" style:parent-style-name="List_20_Paragraph" style:list-style-name="L4">
      <style:paragraph-properties>
        <style:tab-stops/>
      </style:paragraph-properties>
      <style:text-properties officeooo:paragraph-rsid="001a541f"/>
    </style:style>
    <style:style style:name="P10" style:family="paragraph" style:parent-style-name="List_20_Paragraph" style:list-style-name="L5">
      <style:paragraph-properties>
        <style:tab-stops/>
      </style:paragraph-properties>
      <style:text-properties officeooo:paragraph-rsid="001a541f"/>
    </style:style>
    <style:style style:name="P11" style:family="paragraph" style:parent-style-name="List_20_Paragraph">
      <style:text-properties officeooo:paragraph-rsid="001a541f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13" style:family="paragraph" style:parent-style-name="Table_20_Contents">
      <style:paragraph-properties style:snap-to-layout-grid="false"/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style:snap-to-layout-grid="false"/>
      <style:text-properties style:font-name-asian="Microsoft YaHei"/>
    </style:style>
    <style:style style:name="P15" style:family="paragraph" style:parent-style-name="Table_20_Contents">
      <style:paragraph-properties style:snap-to-layout-grid="false"/>
      <style:text-properties officeooo:paragraph-rsid="00215a58" style:font-name-asian="Microsoft YaHei"/>
    </style:style>
    <style:style style:name="P16" style:family="paragraph" style:parent-style-name="Table_20_Contents">
      <style:paragraph-properties style:snap-to-layout-grid="false"/>
      <style:text-properties officeooo:rsid="0013de55" officeooo:paragraph-rsid="0013de55" style:font-name-asian="Microsoft YaHei"/>
    </style:style>
    <style:style style:name="P17" style:family="paragraph" style:parent-style-name="Table_20_Contents">
      <style:paragraph-properties style:snap-to-layout-grid="false"/>
      <style:text-properties officeooo:rsid="0019b450" officeooo:paragraph-rsid="0019b450" style:font-name-asian="Microsoft YaHei"/>
    </style:style>
    <style:style style:name="P18" style:family="paragraph" style:parent-style-name="Table_20_Contents">
      <style:text-properties fo:font-size="10pt" fo:font-weight="bold" officeooo:paragraph-rsid="001c83b7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paragraph-rsid="001df78f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1df78f" style:font-size-asian="10pt" style:font-size-complex="10pt"/>
    </style:style>
    <style:style style:name="P22" style:family="paragraph" style:parent-style-name="Table_20_Contents">
      <style:text-properties fo:font-size="10pt" officeooo:paragraph-rsid="001c83b7" style:font-size-asian="10pt" style:font-size-complex="10pt"/>
    </style:style>
    <style:style style:name="P23" style:family="paragraph" style:parent-style-name="Table_20_Contents">
      <style:text-properties fo:font-size="10pt" officeooo:paragraph-rsid="001ea18e" style:font-size-asian="10pt" style:font-size-complex="10pt"/>
    </style:style>
    <style:style style:name="P24" style:family="paragraph" style:parent-style-name="Table_20_Contents">
      <style:text-properties fo:font-size="10pt" officeooo:paragraph-rsid="001f7002" style:font-size-asian="10pt" style:font-size-complex="10pt"/>
    </style:style>
    <style:style style:name="P25" style:family="paragraph" style:parent-style-name="Table_20_Contents">
      <style:text-properties fo:font-size="10pt" officeooo:paragraph-rsid="00215a58" style:font-size-asian="10pt" style:font-size-complex="10pt"/>
    </style:style>
    <style:style style:name="P26" style:family="paragraph" style:parent-style-name="Table_20_Contents">
      <style:text-properties fo:font-size="10pt" officeooo:paragraph-rsid="0021cce8" style:font-size-asian="10pt" style:font-size-complex="10pt"/>
    </style:style>
    <style:style style:name="P27" style:family="paragraph" style:parent-style-name="Table_20_Contents">
      <style:text-properties fo:font-size="10pt" officeooo:paragraph-rsid="002377b3" style:font-size-asian="10pt" style:font-size-complex="10pt"/>
    </style:style>
    <style:style style:name="P28" style:family="paragraph" style:parent-style-name="Title">
      <style:text-properties officeooo:paragraph-rsid="001a541f"/>
    </style:style>
    <style:style style:name="P29" style:family="paragraph" style:parent-style-name="Heading_20_2">
      <style:paragraph-properties fo:break-before="page"/>
      <style:text-properties officeooo:paragraph-rsid="001a541f"/>
    </style:style>
    <style:style style:name="P30" style:family="paragraph" style:parent-style-name="Heading_20_2">
      <style:text-properties officeooo:paragraph-rsid="001c4f44"/>
    </style:style>
    <style:style style:name="P31" style:family="paragraph" style:parent-style-name="Heading_20_3">
      <style:text-properties officeooo:paragraph-rsid="001a541f"/>
    </style:style>
    <style:style style:name="P32" style:family="paragraph" style:parent-style-name="Heading_20_3">
      <style:text-properties officeooo:paragraph-rsid="001c4f44"/>
    </style:style>
    <style:style style:name="T1" style:family="text">
      <style:text-properties officeooo:rsid="00128f67"/>
    </style:style>
    <style:style style:name="T2" style:family="text">
      <style:text-properties officeooo:rsid="001a541f"/>
    </style:style>
    <style:style style:name="T3" style:family="text">
      <style:text-properties officeooo:rsid="001c4f44"/>
    </style:style>
    <style:style style:name="T4" style:family="text">
      <style:text-properties officeooo:rsid="001c83b7"/>
    </style:style>
    <style:style style:name="T5" style:family="text">
      <style:text-properties officeooo:rsid="001df78f"/>
    </style:style>
    <style:style style:name="T6" style:family="text">
      <style:text-properties officeooo:rsid="001ea18e"/>
    </style:style>
    <style:style style:name="T7" style:family="text">
      <style:text-properties officeooo:rsid="001f7002"/>
    </style:style>
    <style:style style:name="T8" style:family="text">
      <style:text-properties officeooo:rsid="00215a58"/>
    </style:style>
    <style:style style:name="T9" style:family="text">
      <style:text-properties officeooo:rsid="0021cce8"/>
    </style:style>
    <style:style style:name="T10" style:family="text">
      <style:text-properties officeooo:rsid="002377b3"/>
    </style:style>
    <style:style style:name="T11" style:family="text">
      <style:text-properties officeooo:rsid="0024846d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">Řízení SW projektů</text:p>
      <text:p text:style-name="P2"/>
      <text:p text:style-name="P6"><text:span text:style-name="T2">Testování</text:span></text:p>
      <text:p text:style-name="P2"/>
      <text:p text:style-name="P2"/>
      <text:p text:style-name="P2"/>
      <text:p text:style-name="P28">Kuchařka</text:p>
      <text:p text:style-name="P2"/>
      <text:p text:style-name="P7">Autoři: </text:p>
      <text:list xml:id="list12125868842" text:style-name="L1">
        <text:list-item>
          <text:p text:style-name="P8">Tomáš Nosek <text:span text:style-name="T1">(nosekto2@fel.cvut.cz)</text:span></text:p>
        </text:list-item>
        <text:list-item>
          <text:p text:style-name="P8">Tomáš Hůla <text:span text:style-name="T1">(hulatoma@fel.cvut.cz)</text:span></text:p>
        </text:list-item>
        <text:list-item>
          <text:p text:style-name="P8">Tomáš Přasličák <text:span text:style-name="T1">(prasltom@fel.cvut.cz)</text:span></text:p>
        </text:list-item>
        <text:list-item>
          <text:p text:style-name="P8">Gergely Szép <text:span text:style-name="T1">(szepgerg@fel.cvut.cz)</text:span></text:p>
        </text:list-item>
        <text:list-item>
          <text:p text:style-name="P8">Martin Kinčl <text:span text:style-name="T1">(kinclma1@fel.cvut.cz)</text:span></text:p>
        </text:list-item>
      </text:list>
      <text:p text:style-name="P7">Vedoucí: </text:p>
      <text:list xml:id="list1439253357" text:style-name="L4">
        <text:list-item>
          <text:p text:style-name="P9">Ondřej Macek</text:p>
        </text:list-item>
      </text:list>
      <text:p text:style-name="P7">Cvičení</text:p>
      <text:list xml:id="list1420918178" text:style-name="L5">
        <text:list-item>
          <text:p text:style-name="P10">Středa, 12:45</text:p>
        </text:list-item>
      </text:list>
      <text:p text:style-name="P2"><draw:frame draw:style-name="fr1" draw:name="Rámec1" text:anchor-type="paragraph" svg:x="-0.099cm" svg:y="1.208cm" svg:width="15.995cm" draw:z-index="0"><draw:text-box fo:min-height="0.37cm"><table:table table:name="Tabulka1" table:style-name="Tabulka1"><table:table-column table:style-name="Tabulka1.A"/><table:table-column table:style-name="Tabulka1.B"/><table:table-column table:style-name="Tabulka1.C"/><table:table-column table:style-name="Tabulka1.D"/><table:table-row table:style-name="Tabulka1.1"><table:table-cell table:style-name="Tabulka1.A1" table:number-columns-spanned="4" office:value-type="string"><text:p text:style-name="P12">Verze souboru</text:p></table:table-cell><table:covered-table-cell/><table:covered-table-cell/><table:covered-table-cell/></table:table-row><table:table-row table:style-name="Tabulka1.1"><table:table-cell table:style-name="Tabulka1.A2" office:value-type="string"><text:p text:style-name="P13">Datum</text:p></table:table-cell><table:table-cell table:style-name="Tabulka1.A2" office:value-type="string"><text:p text:style-name="P13">Autor</text:p></table:table-cell><table:table-cell table:style-name="Tabulka1.A2" office:value-type="string"><text:p text:style-name="P13">Verze</text:p></table:table-cell><table:table-cell table:style-name="Tabulka1.D2" office:value-type="string"><text:p text:style-name="P13">Stručný popis změn</text:p></table:table-cell></table:table-row><table:table-row table:style-name="Tabulka1.1"><table:table-cell table:style-name="Tabulka1.A2" office:value-type="string"><text:p text:style-name="P15"><text:span text:style-name="T8">8.1.2013</text:span></text:p></table:table-cell><table:table-cell table:style-name="Tabulka1.A2" office:value-type="string"><text:p text:style-name="P15"><text:span text:style-name="T8">Martin Kinčl</text:span></text:p></table:table-cell><table:table-cell table:style-name="Tabulka1.A2" office:value-type="string"><text:p text:style-name="P15"><text:span text:style-name="T8">1.0</text:span></text:p></table:table-cell><table:table-cell table:style-name="Tabulka1.D2" office:value-type="string"><text:p text:style-name="P15"><text:span text:style-name="T8">Vytvoření, chybí report z testování selenium </text:span><text:span text:style-name="T11">a pár test-casů</text:span></text:p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6"/></table:table-cell><table:table-cell table:style-name="Tabulka1.A2" office:value-type="string"><text:p text:style-name="P16"/></table:table-cell><table:table-cell table:style-name="Tabulka1.A2" office:value-type="string"><text:p text:style-name="P16"/></table:table-cell><table:table-cell table:style-name="Tabulka1.D2" office:value-type="string"><text:p text:style-name="P16"/></table:table-cell></table:table-row><table:table-row table:style-name="Tabulka1.1"><table:table-cell table:style-name="Tabulka1.A2" office:value-type="string"><text:p text:style-name="P17"/></table:table-cell><table:table-cell table:style-name="Tabulka1.A2" office:value-type="string"><text:p text:style-name="P17"/></table:table-cell><table:table-cell table:style-name="Tabulka1.A2" office:value-type="string"><text:p text:style-name="P17"/></table:table-cell><table:table-cell table:style-name="Tabulka1.D2" office:value-type="string"><text:p text:style-name="P17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table:table-row table:style-name="Tabulka1.1"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A2" office:value-type="string"><text:p text:style-name="P14"/></table:table-cell><table:table-cell table:style-name="Tabulka1.D2" office:value-type="string"><text:p text:style-name="P14"/></table:table-cell></table:table-row></table:table></draw:text-box></draw:frame><text:soft-page-break/></text:p>
      <text:p text:style-name="P2"/>
      <text:p text:style-name="P2"/>
      <text:p text:style-name="P11"/>
      <text:h text:style-name="P29" text:outline-level="2"><text:span text:style-name="T2">Plán testování</text:span></text:h>
      <text:p text:style-name="P4"><text:span text:style-name="T2">Testování aplikace bude probíhat několika způsoby, z nichž každý testuje jiný aspekt aplikace</text:span></text:p>
      <text:h text:style-name="P31" text:outline-level="3"><text:span text:style-name="T2">Jednotkové testy</text:span></text:h>
      <text:p text:style-name="P4"><text:span text:style-name="T2">V první řadě bude kód </text:span><text:span text:style-name="T3">všech tříd datového modelu</text:span><text:span text:style-name="T2"> testován jednotkovými testy aby byla zajištěna správná funkčnost na nejnižší úrovni. </text:span><text:span text:style-name="T3">Jednotkové testy budou realizovány pomocí nástrojů jež poskytuje framework Rails.</text:span></text:p>
      <text:h text:style-name="P32" text:outline-level="3"><text:span text:style-name="T3">Funkční testování</text:span></text:h>
      <text:p text:style-name="P5"><text:span text:style-name="T3">Pro funkční testování bylo rozhodnuto o využití nástroje Selenium HQ, kterým budou testovány všechny případy užití (vizte níže), aby bylo zajištěno, že aplikace při jakékoli akci uživatele zareaguje správně.</text:span></text:p>
      <text:h text:style-name="P30" text:outline-level="2"><text:span text:style-name="T3">Testovací případy užití</text:span></text:h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>
          <table:table-cell table:style-name="Tabulka2.A1" office:value-type="string">
            <text:p text:style-name="P18"/>
          </table:table-cell>
          <table:table-cell table:style-name="Tabulka2.A1" office:value-type="string">
            <text:p text:style-name="P18"><text:span text:style-name="T4">Název</text:span></text:p>
          </table:table-cell>
          <table:table-cell table:style-name="Tabulka2.A1" office:value-type="string">
            <text:p text:style-name="P18"><text:span text:style-name="T4">Prerekvizita</text:span></text:p>
          </table:table-cell>
          <table:table-cell table:style-name="Tabulka2.A1" office:value-type="string">
            <text:p text:style-name="P19"><text:span text:style-name="T5">Akce uživatele</text:span></text:p>
          </table:table-cell>
          <table:table-cell table:style-name="Tabulka2.E1" office:value-type="string">
            <text:p text:style-name="P19"><text:span text:style-name="T5">Reakce aplikace</text:span></text:p>
          </table:table-cell>
        </table:table-row>
        <table:table-row>
          <table:table-cell table:style-name="Tabulka2.A2" office:value-type="string">
            <text:p text:style-name="P21"><text:span text:style-name="T5">1</text:span></text:p>
          </table:table-cell>
          <table:table-cell table:style-name="Tabulka2.A2" office:value-type="string">
            <text:p text:style-name="P21"><text:span text:style-name="T5">Zobrazení přihlašovacího formuláře</text:span></text:p>
          </table:table-cell>
          <table:table-cell table:style-name="Tabulka2.A2" office:value-type="string">
            <text:p text:style-name="P22"><text:span text:style-name="T4"/></text:p>
          </table:table-cell>
          <table:table-cell table:style-name="Tabulka2.A2" office:value-type="string">
            <text:p text:style-name="P21"><text:span text:style-name="T5">Klepnutí na tlačítko přihlášení</text:span></text:p>
          </table:table-cell>
          <table:table-cell table:style-name="Tabulka2.E2" office:value-type="string">
            <text:p text:style-name="P21"><text:span text:style-name="T5">Zobrazení formuláře</text:span></text:p>
          </table:table-cell>
        </table:table-row>
        <table:table-row>
          <table:table-cell table:style-name="Tabulka2.A2" office:value-type="string">
            <text:p text:style-name="P21"><text:span text:style-name="T5">2</text:span></text:p>
          </table:table-cell>
          <table:table-cell table:style-name="Tabulka2.A2" office:value-type="string">
            <text:p text:style-name="P21"><text:span text:style-name="T5">Odeslání prázdného přihlašovacího formuláře</text:span></text:p>
          </table:table-cell>
          <table:table-cell table:style-name="Tabulka2.A2" office:value-type="string">
            <text:p text:style-name="P21"><text:span text:style-name="T5">1</text:span></text:p>
          </table:table-cell>
          <table:table-cell table:style-name="Tabulka2.A2" office:value-type="string">
            <text:p text:style-name="P21"><text:span text:style-name="T5">Klepnutí na potvrzovací tlačítko přihlášení</text:span></text:p>
          </table:table-cell>
          <table:table-cell table:style-name="Tabulka2.E2" office:value-type="string">
            <text:p text:style-name="P21"><text:span text:style-name="T5">Zobrazení chybového hlášení</text:span></text:p>
          </table:table-cell>
        </table:table-row>
        <table:table-row>
          <table:table-cell table:style-name="Tabulka2.A2" office:value-type="string">
            <text:p text:style-name="P21"><text:span text:style-name="T5">3</text:span></text:p>
          </table:table-cell>
          <table:table-cell table:style-name="Tabulka2.A2" office:value-type="string">
            <text:p text:style-name="P21"><text:span text:style-name="T5">Odeslání přihlašovacího formuláře s neplatnými údaji</text:span></text:p>
          </table:table-cell>
          <table:table-cell table:style-name="Tabulka2.A2" office:value-type="string">
            <text:p text:style-name="P21"><text:span text:style-name="T5">1</text:span></text:p>
          </table:table-cell>
          <table:table-cell table:style-name="Tabulka2.A2" office:value-type="string">
            <text:p text:style-name="P21"><text:span text:style-name="T5">Vyplnění neexistujícího jména a hesla nebo existujícího jména a neplatného hesla.</text:span></text:p>
            <text:p text:style-name="P23"><text:span text:style-name="T5">Klepnutí na potvrzovací tlačítko přihlášení</text:span></text:p>
          </table:table-cell>
          <table:table-cell table:style-name="Tabulka2.E2" office:value-type="string">
            <text:p text:style-name="P21"><text:span text:style-name="T5">Zobrazení chybového hlášení</text:span></text:p>
          </table:table-cell>
        </table:table-row>
        <table:table-row>
          <table:table-cell table:style-name="Tabulka2.A2" office:value-type="string">
            <text:p text:style-name="P23"><text:span text:style-name="T6">4</text:span></text:p>
          </table:table-cell>
          <table:table-cell table:style-name="Tabulka2.A2" office:value-type="string">
            <text:p text:style-name="P23"><text:span text:style-name="T6">Přihlášení</text:span></text:p>
          </table:table-cell>
          <table:table-cell table:style-name="Tabulka2.A2" office:value-type="string">
            <text:p text:style-name="P23"><text:span text:style-name="T6">1</text:span></text:p>
          </table:table-cell>
          <table:table-cell table:style-name="Tabulka2.A2" office:value-type="string">
            <text:p text:style-name="P23"><text:span text:style-name="T6">Vyplnění platných údajů.</text:span></text:p>
            <text:p text:style-name="P23"><text:span text:style-name="T5">Klepnutí na potvrzovací tlačítko přihlášení</text:span></text:p>
          </table:table-cell>
          <table:table-cell table:style-name="Tabulka2.E2" office:value-type="string">
            <text:p text:style-name="P23"><text:span text:style-name="T6">Přihlášení uživatele, přesměrování na domovskou stránku přihlášeného uživatele</text:span></text:p>
          </table:table-cell>
        </table:table-row>
        <table:table-row>
          <table:table-cell table:style-name="Tabulka2.A2" office:value-type="string">
            <text:p text:style-name="P23"><text:span text:style-name="T6">5</text:span></text:p>
          </table:table-cell>
          <table:table-cell table:style-name="Tabulka2.A2" office:value-type="string">
            <text:p text:style-name="P23"><text:span text:style-name="T6">Vyhledat recept podle ledničky</text:span></text:p>
          </table:table-cell>
          <table:table-cell table:style-name="Tabulka2.A2" office:value-type="string">
            <text:p text:style-name="P23"><text:span text:style-name="T6">Existující recept (alespoň 1)</text:span></text:p>
          </table:table-cell>
          <table:table-cell table:style-name="Tabulka2.A2" office:value-type="string">
            <text:p text:style-name="P23"><text:span text:style-name="T6">Klepnutí na tlačítko lednička.</text:span></text:p>
            <text:p text:style-name="P23"><text:span text:style-name="T6">Výběr ingrediencí, zadání množství.</text:span></text:p>
            <text:p text:style-name="P23"><text:span text:style-name="T6">Klepnutí na vyhledat</text:span></text:p>
          </table:table-cell>
          <table:table-cell table:style-name="Tabulka2.E2" office:value-type="string">
            <text:p text:style-name="P23"><text:span text:style-name="T6">Zobrazí seznam receptů seřazený dle jejich připravitelnosti ze zadaných ingrediencí, pokud žádný recept ze zadaných ingrediencí připravit nelze, zobrazí prázdný seznam</text:span></text:p>
          </table:table-cell>
        </table:table-row>
        <table:table-row>
          <table:table-cell table:style-name="Tabulka2.A2" office:value-type="string">
            <text:p text:style-name="P23"><text:span text:style-name="T6">6</text:span></text:p>
          </table:table-cell>
          <table:table-cell table:style-name="Tabulka2.A2" office:value-type="string">
            <text:p text:style-name="P23"><text:span text:style-name="T6">Vyhledat recept dle parametrů/klíčových slov</text:span></text:p>
          </table:table-cell>
          <table:table-cell table:style-name="Tabulka2.A2" office:value-type="string">
            <text:p text:style-name="P23"><text:span text:style-name="T6">Existující recept (alespoň 1)</text:span></text:p>
          </table:table-cell>
          <table:table-cell table:style-name="Tabulka2.A2" office:value-type="string">
            <text:p text:style-name="P23"><text:span text:style-name="T6">Klepnutí na tlačítko filtr</text:span></text:p>
            <text:p text:style-name="P24"><text:span text:style-name="T7">Zadání kritérií</text:span></text:p>
            <text:p text:style-name="P24"><text:span text:style-name="T7">Potvrzení</text:span></text:p>
          </table:table-cell>
          <table:table-cell table:style-name="Tabulka2.E2" office:value-type="string">
            <text:p text:style-name="P24"><text:span text:style-name="T7">Zobrazí seznam receptů odpovídajících kritériím</text:span></text:p>
          </table:table-cell>
        </table:table-row>
        <table:table-row>
          <table:table-cell table:style-name="Tabulka2.A2" office:value-type="string">
            <text:p text:style-name="P24"><text:span text:style-name="T7">7</text:span></text:p>
          </table:table-cell>
          <table:table-cell table:style-name="Tabulka2.A2" office:value-type="string">
            <text:p text:style-name="P24"><text:span text:style-name="T7">Přidat komentář k receptu</text:span></text:p>
          </table:table-cell>
          <table:table-cell table:style-name="Tabulka2.A2" office:value-type="string">
            <text:p text:style-name="P24"><text:span text:style-name="T7">Existující recept</text:span></text:p>
            <text:p text:style-name="P24"><text:span text:style-name="T7">zobrazena stránka s receptem</text:span></text:p>
          </table:table-cell>
          <table:table-cell table:style-name="Tabulka2.A2" office:value-type="string">
            <text:p text:style-name="P24"><text:span text:style-name="T7">Klepnutí do pole pro zadání komentáře</text:span></text:p>
            <text:p text:style-name="P24"><text:span text:style-name="T7">Napsání kometáře</text:span></text:p>
            <text:p text:style-name="P24"><text:span text:style-name="T7">potvrzení</text:span></text:p>
          </table:table-cell>
          <table:table-cell table:style-name="Tabulka2.E2" office:value-type="string">
            <text:p text:style-name="P24"><text:span text:style-name="T7">Zobrazí stránku s receptem s přidaným novým komentářem</text:span></text:p>
          </table:table-cell>
        </table:table-row>
        <text:soft-page-break/>
        <table:table-row>
          <table:table-cell table:style-name="Tabulka2.A2" office:value-type="string">
            <text:p text:style-name="P24"><text:span text:style-name="T7">8</text:span></text:p>
          </table:table-cell>
          <table:table-cell table:style-name="Tabulka2.A2" office:value-type="string">
            <text:p text:style-name="P24"><text:span text:style-name="T7">Hodnotit recept</text:span></text:p>
          </table:table-cell>
          <table:table-cell table:style-name="Tabulka2.A2" office:value-type="string">
            <text:p text:style-name="P24"><text:span text:style-name="T7">Existující recept</text:span></text:p>
            <text:p text:style-name="P24"><text:span text:style-name="T7">zobrazena stránka s receptem</text:span></text:p>
          </table:table-cell>
          <table:table-cell table:style-name="Tabulka2.A2" office:value-type="string">
            <text:p text:style-name="P24"><text:span text:style-name="T7">Klepnutí na n-té tlačítko s hvězdičkou, kde n je zvolené bodové hodnocení</text:span></text:p>
          </table:table-cell>
          <table:table-cell table:style-name="Tabulka2.E2" office:value-type="string">
            <text:p text:style-name="P24"><text:span text:style-name="T7">Změna průměrné hodnoty hodnocení receptu</text:span></text:p>
          </table:table-cell>
        </table:table-row>
        <table:table-row>
          <table:table-cell table:style-name="Tabulka2.A2" office:value-type="string">
            <text:p text:style-name="P24"><text:span text:style-name="T7">9</text:span></text:p>
          </table:table-cell>
          <table:table-cell table:style-name="Tabulka2.A2" office:value-type="string">
            <text:p text:style-name="P24"><text:span text:style-name="T7">Vytvoření receptu</text:span></text:p>
          </table:table-cell>
          <table:table-cell table:style-name="Tabulka2.A2" office:value-type="string">
            <text:p text:style-name="P25"><text:span text:style-name="T8">4</text:span></text:p>
          </table:table-cell>
          <table:table-cell table:style-name="Tabulka2.A2" office:value-type="string">
            <text:p text:style-name="P25"><text:span text:style-name="T8">Klepnutí na vytvořit recept</text:span></text:p>
            <text:p text:style-name="P25"><text:span text:style-name="T8">Zadání názvu (3 - 50 znaků)</text:span></text:p>
            <text:p text:style-name="P25"><text:span text:style-name="T8">přidání ingrediencí</text:span></text:p>
            <text:p text:style-name="P25"><text:span text:style-name="T8">Zadání stručného popisu (anotace, 50 - 255 znaků)</text:span></text:p>
            <text:p text:style-name="P25"><text:span text:style-name="T8">Zadání postupu (alespoň 100 znaků)</text:span></text:p>
            <text:p text:style-name="P25"><text:span text:style-name="T8">volba náročnosti</text:span></text:p>
            <text:p text:style-name="P25"><text:span text:style-name="T8">zadání času přípravy</text:span></text:p>
            <text:p text:style-name="P25"><text:span text:style-name="T8">klepnutí na vytvořit recept</text:span></text:p>
          </table:table-cell>
          <table:table-cell table:style-name="Tabulka2.E2" office:value-type="string">
            <text:p text:style-name="P25"><text:span text:style-name="T8">Zobrazení stránky nového receptu</text:span></text:p>
          </table:table-cell>
        </table:table-row>
        <table:table-row>
          <table:table-cell table:style-name="Tabulka2.A2" office:value-type="string">
            <text:p text:style-name="P25"><text:span text:style-name="T8">10</text:span></text:p>
          </table:table-cell>
          <table:table-cell table:style-name="Tabulka2.A2" office:value-type="string">
            <text:p text:style-name="P25"><text:span text:style-name="T8">Neplatné vytvoření receptu</text:span></text:p>
          </table:table-cell>
          <table:table-cell table:style-name="Tabulka2.A2" office:value-type="string">
            <text:p text:style-name="P25"><text:span text:style-name="T8">4</text:span></text:p>
          </table:table-cell>
          <table:table-cell table:style-name="Tabulka2.A2" office:value-type="string">
            <text:p text:style-name="P25"><text:span text:style-name="T8">Porušení alespoň jednoho omezení při tvorbě receptu (příliš krátký nebo dlouhý název, anotace, příliš krátký postup)</text:span></text:p>
          </table:table-cell>
          <table:table-cell table:style-name="Tabulka2.E2" office:value-type="string">
            <text:p text:style-name="P25"><text:span text:style-name="T8">Zobrazení chybového hlášení o porušení konkrétního omezení na stránce tvorby receptu</text:span></text:p>
          </table:table-cell>
        </table:table-row>
        <table:table-row>
          <table:table-cell table:style-name="Tabulka2.A2" office:value-type="string">
            <text:p text:style-name="P25"><text:span text:style-name="T8">11</text:span></text:p>
          </table:table-cell>
          <table:table-cell table:style-name="Tabulka2.A2" office:value-type="string">
            <text:p text:style-name="P25"><text:span text:style-name="T8">Vytvoření článku</text:span></text:p>
          </table:table-cell>
          <table:table-cell table:style-name="Tabulka2.A2" office:value-type="string">
            <text:p text:style-name="P25"><text:span text:style-name="T8">4</text:span></text:p>
          </table:table-cell>
          <table:table-cell table:style-name="Tabulka2.A2" office:value-type="string">
            <text:p text:style-name="P25"><text:span text:style-name="T8">Klepnutí na nabídku Uživatel</text:span></text:p>
            <text:p text:style-name="P25"><text:span text:style-name="T8">Výběr položky moje články</text:span></text:p>
            <text:p text:style-name="P25"><text:span text:style-name="T8">Klepnutí na vytvořit nový článek</text:span></text:p>
            <text:p text:style-name="P25"><text:span text:style-name="T8">Zadání názvu (3 - 50 znaků)</text:span></text:p>
            <text:p text:style-name="P25"><text:span text:style-name="T8">přidání ingrediencí</text:span></text:p>
            <text:p text:style-name="P25"><text:span text:style-name="T8">Zadání stručného popisu (anotace, 50 - 255 znaků)</text:span></text:p>
            <text:p text:style-name="P25"><text:span text:style-name="T8">klepnutí na Nastavit</text:span></text:p>
          </table:table-cell>
          <table:table-cell table:style-name="Tabulka2.E2" office:value-type="string">
            <text:p text:style-name="P25"><text:span text:style-name="T8">Zobrazení stránky nového článku</text:span></text:p>
          </table:table-cell>
        </table:table-row>
        <table:table-row>
          <table:table-cell table:style-name="Tabulka2.A2" office:value-type="string">
            <text:p text:style-name="P25"><text:span text:style-name="T8">12</text:span></text:p>
          </table:table-cell>
          <table:table-cell table:style-name="Tabulka2.A2" office:value-type="string">
            <text:p text:style-name="P25"><text:span text:style-name="T8">Neplatné vytvoření článku</text:span></text:p>
          </table:table-cell>
          <table:table-cell table:style-name="Tabulka2.A2" office:value-type="string">
            <text:p text:style-name="P25"><text:span text:style-name="T8">4</text:span></text:p>
          </table:table-cell>
          <table:table-cell table:style-name="Tabulka2.A2" office:value-type="string">
            <text:p text:style-name="P25"><text:span text:style-name="T8">Porušení alespoň jednoho omezení při tvorbě článku (příliš krátký nebo dlouhý název, anotace)</text:span></text:p>
          </table:table-cell>
          <table:table-cell table:style-name="Tabulka2.E2" office:value-type="string">
            <text:p text:style-name="P25"><text:span text:style-name="T8">Zobrazení chybového hlášení o porušení konkrétního omezení na stránce tvorby článku</text:span></text:p>
          </table:table-cell>
        </table:table-row>
        <table:table-row>
          <table:table-cell table:style-name="Tabulka2.A2" office:value-type="string">
            <text:p text:style-name="P25"><text:span text:style-name="T8">13</text:span></text:p>
          </table:table-cell>
          <table:table-cell table:style-name="Tabulka2.A2" office:value-type="string">
            <text:p text:style-name="P25"><text:span text:style-name="T8">Připojení článku k receptu</text:span></text:p>
          </table:table-cell>
          <table:table-cell table:style-name="Tabulka2.A2" office:value-type="string">
            <text:p text:style-name="P25"><text:span text:style-name="T8">9,11</text:span></text:p>
            <text:p text:style-name="P25"><text:span text:style-name="T8">Zobrazena stránka receptu</text:span></text:p>
          </table:table-cell>
          <table:table-cell table:style-name="Tabulka2.A2" office:value-type="string">
            <text:p text:style-name="P25"><text:span text:style-name="T8">Zadání adresy článku do formuláře připojení článku</text:span></text:p>
            <text:p text:style-name="P25"><text:span text:style-name="T8">potvrzení</text:span></text:p>
          </table:table-cell>
          <table:table-cell table:style-name="Tabulka2.E2" office:value-type="string">
            <text:p text:style-name="P25"><text:span text:style-name="T9">Odkaz na článek</text:span><text:span text:style-name="T8"> je připojen k seznamu článků k danému receptu</text:span></text:p>
          </table:table-cell>
        </table:table-row>
        <table:table-row>
          <table:table-cell table:style-name="Tabulka2.A2" office:value-type="string">
            <text:p text:style-name="P26"><text:span text:style-name="T9">14</text:span></text:p>
          </table:table-cell>
          <table:table-cell table:style-name="Tabulka2.A2" office:value-type="string">
            <text:p text:style-name="P26"><text:span text:style-name="T9">Připojení podpostupu k receptu</text:span></text:p>
          </table:table-cell>
          <table:table-cell table:style-name="Tabulka2.A2" office:value-type="string">
            <text:p text:style-name="P26"><text:span text:style-name="T9">9, existující recept na část nového receptu</text:span></text:p>
          </table:table-cell>
          <table:table-cell table:style-name="Tabulka2.A2" office:value-type="string">
            <text:p text:style-name="P26"><text:span text:style-name="T9">Zadání adresy receptu na část nového receptu do formuláře podrecept</text:span></text:p>
            <text:p text:style-name="P26"><text:span text:style-name="T9">potvrzení</text:span></text:p>
          </table:table-cell>
          <table:table-cell table:style-name="Tabulka2.E2" office:value-type="string">
            <text:p text:style-name="P26"><text:span text:style-name="T9">Odkaz na podpostup je připojen k seznamu podpostupů daného receptu</text:span></text:p>
          </table:table-cell>
        </table:table-row>
        <table:table-row>
          <table:table-cell table:style-name="Tabulka2.A2" office:value-type="string">
            <text:p text:style-name="P26"><text:span text:style-name="T9">15</text:span></text:p>
          </table:table-cell>
          <table:table-cell table:style-name="Tabulka2.A2" office:value-type="string">
            <text:p text:style-name="P26"><text:span text:style-name="T9">Podání žádosti o přidání ingredience</text:span></text:p>
          </table:table-cell>
          <table:table-cell table:style-name="Tabulka2.A2" office:value-type="string">
            <text:p text:style-name="P26"><text:span text:style-name="T9">Zobrazena stránka tvorby nového receptu</text:span></text:p>
          </table:table-cell>
          <table:table-cell table:style-name="Tabulka2.A2" office:value-type="string">
            <text:p text:style-name="P26"><text:span text:style-name="T9">Zadání názvu a názvu jednotky žádané ingredience do formuláře žádosti o ingredienci</text:span></text:p>
            <text:p text:style-name="P26"><text:span text:style-name="T9">Potvrzení</text:span></text:p>
          </table:table-cell>
          <table:table-cell table:style-name="Tabulka2.E2" office:value-type="string">
            <text:p text:style-name="P26"><text:span text:style-name="T9">Zobrazení potvrzení o odeslání žádosti</text:span></text:p>
          </table:table-cell>
        </table:table-row>
        <table:table-row>
          <table:table-cell table:style-name="Tabulka2.A2" office:value-type="string">
            <text:p text:style-name="P26"><text:span text:style-name="T9">16</text:span></text:p>
          </table:table-cell>
          <table:table-cell table:style-name="Tabulka2.A2" office:value-type="string">
            <text:p text:style-name="P26"><text:span text:style-name="T9">Přidání ingredience na </text:span><text:soft-page-break/><text:span text:style-name="T9">základě žádosti</text:span></text:p>
          </table:table-cell>
          <table:table-cell table:style-name="Tabulka2.A2" office:value-type="string">
            <text:p text:style-name="P26"><text:span text:style-name="T9">Přihlášení </text:span><text:soft-page-break/><text:span text:style-name="T9">jako uživatel s oprávněním na práci s ingrediencemi, </text:span><text:span text:style-name="T10">Existující žádost o ingredienci</text:span></text:p>
          </table:table-cell>
          <table:table-cell table:style-name="Tabulka2.A2" office:value-type="string">
            <text:p text:style-name="P27"><text:span text:style-name="T10">Zobrazení nabídky </text:span><text:soft-page-break/><text:span text:style-name="T10">Seznamy</text:span></text:p>
            <text:p text:style-name="P27"><text:span text:style-name="T10">Volba Ingredience</text:span></text:p>
            <text:p text:style-name="P27"><text:span text:style-name="T10">V seznamu neschválené u ingredience klepnout na Editovat</text:span></text:p>
            <text:p text:style-name="P27"><text:span text:style-name="T10">Zaškrtnout Schválená</text:span></text:p>
            <text:p text:style-name="P27"><text:span text:style-name="T10">Klepnout na Nastavit</text:span></text:p>
          </table:table-cell>
          <table:table-cell table:style-name="Tabulka2.E2" office:value-type="string">
            <text:p text:style-name="P27"><text:span text:style-name="T10">Zobrazení stránky </text:span><text:soft-page-break/><text:span text:style-name="T10">nově schválené ingredience</text:span></text:p>
          </table:table-cell>
        </table:table-row>
        <table:table-row>
          <table:table-cell table:style-name="Tabulka2.A2" office:value-type="string">
            <text:p text:style-name="P27"><text:span text:style-name="T10">17</text:span></text:p>
          </table:table-cell>
          <table:table-cell table:style-name="Tabulka2.A2" office:value-type="string">
            <text:p text:style-name="P27"><text:span text:style-name="T10">Přidání ingredience bez žádosti</text:span></text:p>
          </table:table-cell>
          <table:table-cell table:style-name="Tabulka2.A2" office:value-type="string">
            <text:p text:style-name="P26"><text:span text:style-name="T9">Přihlášení jako uživatel s oprávněním na práci s ingrediencemi</text:span></text:p>
          </table:table-cell>
          <table:table-cell table:style-name="Tabulka2.A2" office:value-type="string">
            <text:p text:style-name="P27"><text:span text:style-name="T10">Zobrazení nabídky Seznamy</text:span></text:p>
            <text:p text:style-name="P27"><text:span text:style-name="T10">Volba Ingredience</text:span></text:p>
            <text:p text:style-name="P27"><text:span text:style-name="T10">Klepnout na Nová ingredience</text:span></text:p>
            <text:p text:style-name="P27"><text:span text:style-name="T10">Zadat název</text:span></text:p>
            <text:p text:style-name="P27"><text:span text:style-name="T10">Zadat jednotku</text:span></text:p>
            <text:p text:style-name="P27"><text:span text:style-name="T10">Zaškrtnout Schválená</text:span></text:p>
            <text:p text:style-name="P27"><text:span text:style-name="T10">Klepnout na Nastavit</text:span></text:p>
          </table:table-cell>
          <table:table-cell table:style-name="Tabulka2.E2" office:value-type="string">
            <text:p text:style-name="P27"><text:span text:style-name="T10">Zobrazení stránky nově vytvořené ingredience</text:span></text:p>
          </table:table-cell>
        </table:table-row>
      </table:table>
      <text:p text:style-name="P5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erif" svg:font-family="'DejaVu Serif'" style:font-family-generic="roman"/>
    <style:font-face style:name="FreeSans1" svg:font-family="FreeSans" style:font-family-generic="swiss"/>
    <style:font-face style:name="Source Sans Pro" svg:font-family="'Source Sans Pro'" style:font-family-generic="swiss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FreeSans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1-08T06:33:55</meta:creation-date>
    <dc:date>2013-01-08T10:08:32</dc:date>
    <meta:editing-duration>PT1H1M34S</meta:editing-duration>
    <meta:editing-cycles>1</meta:editing-cycles>
    <meta:document-statistic meta:table-count="2" meta:image-count="0" meta:object-count="0" meta:page-count="5" meta:paragraph-count="154" meta:word-count="641" meta:character-count="4577" meta:non-whitespace-character-count="4095"/>
    <meta:generator>LibreOffice/3.6$Linux_X86_64 LibreOffice_project/360m1$Build-304</meta:generator>
  </office:meta>
</office:document-meta>
</file>